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cm" fo:min-width="0cm"/>
    </style:style>
    <style:style style:name="gr2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3" style:family="graphic" style:parent-style-name="standard" style:list-style-name="L2">
      <style:graphic-properties draw:stroke="solid" svg:stroke-width="0.106cm" svg:stroke-color="#000000" draw:stroke-linejoin="miter" draw:fill="solid" draw:fill-color="#b3b300" draw:fill-gradient-name="Gradient_20_1" draw:textarea-horizontal-align="justify" draw:textarea-vertical-align="top" draw:auto-grow-height="true" fo:min-height="1.181cm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 style:list-style-name="L2">
      <style:graphic-properties draw:stroke="solid" svg:stroke-width="0.106cm" svg:stroke-color="#000000" draw:stroke-linejoin="miter" draw:fill="solid" draw:fill-color="#ffcc99" draw:fill-gradient-name="Gradient_20_1" draw:textarea-horizontal-align="justify" draw:textarea-vertical-align="top" draw:auto-grow-height="true" fo:min-height="1.181cm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7cm" fo:min-width="0cm"/>
    </style:style>
    <style:style style:name="gr7" style:family="graphic" style:parent-style-name="standard" style:list-style-name="L2">
      <style:graphic-properties draw:stroke="solid" svg:stroke-width="0.106cm" svg:stroke-color="#000000" draw:stroke-linejoin="miter" draw:fill="solid" draw:fill-color="#b3b300" draw:fill-gradient-name="Gradient_20_1" draw:textarea-horizontal-align="justify" draw:textarea-vertical-align="top" draw:auto-grow-height="true" fo:min-height="1.181cm" fo:padding-top="0.13cm" fo:padding-bottom="0.13cm" fo:padding-left="0.25cm" fo:padding-right="0.25cm" fo:wrap-option="wrap" draw:shadow="hidden" draw:shadow-color="#cecec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4cm" fo:min-width="0cm"/>
    </style:style>
    <style:style style:name="gr9" style:family="graphic" style:parent-style-name="standard" style:list-style-name="L2">
      <style:graphic-properties draw:stroke="solid" svg:stroke-width="0.106cm" svg:stroke-color="#000000" draw:stroke-linejoin="miter" draw:fill="solid" draw:fill-color="#b3b300" draw:fill-gradient-name="Gradient_20_1" draw:textarea-horizontal-align="justify" draw:textarea-vertical-align="top" draw:auto-grow-height="true" fo:min-height="1.272cm" fo:padding-top="0.13cm" fo:padding-bottom="0.13cm" fo:padding-left="0.25cm" fo:padding-right="0.25cm" fo:wrap-option="wrap" draw:shadow="hidden" draw:shadow-color="#cecece"/>
    </style:style>
    <style:style style:name="gr10" style:family="graphic" style:parent-style-name="standard" style:list-style-name="L2">
      <style:graphic-properties draw:stroke="solid" svg:stroke-width="0.106cm" svg:stroke-color="#000000" draw:stroke-linejoin="miter" draw:fill="solid" draw:fill-color="#ffcc99" draw:fill-gradient-name="Gradient_20_1" draw:textarea-horizontal-align="justify" draw:textarea-vertical-align="top" draw:auto-grow-height="true" fo:min-height="1.181cm" fo:padding-top="0.13cm" fo:padding-bottom="0.13cm" fo:padding-left="0.25cm" fo:padding-right="0.25cm" fo:wrap-option="wrap" draw:shadow="hidden" draw:shadow-color="#cecec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cm" fo:min-width="0cm"/>
    </style:style>
    <style:style style:name="gr12" style:family="graphic" style:parent-style-name="standard" style:list-style-name="L2">
      <style:graphic-properties draw:stroke="solid" svg:stroke-width="0.106cm" svg:stroke-color="#000000" draw:stroke-linejoin="miter" draw:fill="solid" draw:fill-color="#b3b300" draw:fill-gradient-name="Gradient_20_1" draw:textarea-horizontal-align="justify" draw:textarea-vertical-align="top" draw:auto-grow-height="true" fo:min-height="1.298cm" fo:padding-top="0.13cm" fo:padding-bottom="0.13cm" fo:padding-left="0.25cm" fo:padding-right="0.25cm" fo:wrap-option="wrap" draw:shadow="hidden" draw:shadow-color="#cecece"/>
    </style:style>
    <style:style style:name="gr13" style:family="graphic" style:parent-style-name="standard" style:list-style-name="L2">
      <style:graphic-properties draw:stroke="solid" svg:stroke-width="0.106cm" svg:stroke-color="#000000" draw:stroke-linejoin="miter" draw:fill="solid" draw:fill-color="#ffffcc" draw:fill-gradient-name="Gradient_20_1" draw:textarea-horizontal-align="justify" draw:textarea-vertical-align="top" draw:auto-grow-height="true" fo:min-height="1.326cm" fo:padding-top="0.13cm" fo:padding-bottom="0.13cm" fo:padding-left="0.25cm" fo:padding-right="0.25cm" fo:wrap-option="wrap" draw:shadow="hidden" draw:shadow-color="#cecece"/>
    </style:style>
    <style:style style:name="gr14" style:family="graphic" style:parent-style-name="standard" style:list-style-name="L2">
      <style:graphic-properties draw:stroke="solid" svg:stroke-width="0.106cm" svg:stroke-color="#000000" draw:stroke-linejoin="miter" draw:fill="solid" draw:fill-color="#ffffcc" draw:fill-gradient-name="Gradient_20_1" draw:textarea-horizontal-align="justify" draw:textarea-vertical-align="top" draw:auto-grow-height="true" fo:min-height="1.326cm" fo:padding-top="0.13cm" fo:padding-bottom="0.13cm" fo:padding-left="0.25cm" fo:padding-right="0.25cm" fo:wrap-option="wrap" draw:shadow="hidden" draw:shadow-color="#cecece"/>
    </style:style>
    <style:style style:name="pr1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.308cm" fo:margin-bottom="0cm" fo:line-height="150%" fo:text-align="center" fo:text-indent="0cm"/>
    </style:style>
    <style:style style:name="P4" style:family="paragraph">
      <style:paragraph-properties fo:margin-left="0cm" fo:margin-right="0cm" fo:margin-top="0.308cm" fo:margin-bottom="0cm" fo:line-height="150%" fo:text-align="center" fo:text-indent="0cm" style:writing-mode="lr-tb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XML Content Model" draw:style-name="dp1" draw:master-page-name="Default">
        <office:forms form:automatic-focus="false" form:apply-design-mode="false"/>
        <draw:frame draw:style-name="gr1" draw:text-style-name="P1" draw:layer="layout" svg:width="7cm" svg:height="1.267cm" svg:x="3.173cm" svg:y="1.656cm">
          <draw:text-box>
            <text:p text:style-name="P1"><text:span text:style-name="T1">:writable-running</text:span></text:p>
          </draw:text-box>
        </draw:frame>
        <draw:custom-shape draw:style-name="gr2" draw:text-style-name="P2" draw:layer="layout" svg:width="2.225cm" svg:height="0.866cm" svg:x="7.838cm" svg:y="3.8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4" draw:layer="layout" svg:width="3.068cm" svg:height="1.441cm" svg:x="10.5cm" svg:y="3.509cm">
          <text:p text:style-name="P3"><text:span text:style-name="T2">&lt;running&gt;</text:span>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3.068cm" svg:height="1.441cm" svg:x="16.782cm" svg:y="8.009cm">
          <text:p text:style-name="P3"><text:span text:style-name="T2">&lt;startup&gt;</text:span></text:p>
          <draw:enhanced-geometry svg:viewBox="0 0 21600 21600" draw:type="mso-spt202" draw:enhanced-path="M 0 0 L 21600 0 21600 21600 0 21600 0 0 Z N"/>
        </draw:custom-shape>
        <draw:frame draw:style-name="gr5" draw:text-style-name="P5" draw:layer="layout" svg:width="2.979cm" svg:height="0.927cm" svg:x="4.548cm" svg:y="3.288cm">
          <draw:text-box>
            <text:p><text:span text:style-name="T3">edit-config</text:span></text:p>
          </draw:text-box>
        </draw:frame>
        <draw:frame draw:style-name="gr6" draw:text-style-name="P5" draw:layer="layout" svg:width="3.233cm" svg:height="0.927cm" svg:x="4.203cm" svg:y="4.353cm">
          <draw:text-box>
            <text:p><text:span text:style-name="T3">copy-config</text:span></text:p>
          </draw:text-box>
        </draw:frame>
        <draw:frame draw:style-name="gr5" draw:text-style-name="P6" draw:layer="layout" svg:width="5.607cm" svg:height="1.013cm" svg:x="14.044cm" svg:y="3.758cm">
          <draw:text-box>
            <text:p text:style-name="P6"><text:span text:style-name="T4">Automatic NV-save</text:span></text:p>
          </draw:text-box>
        </draw:frame>
        <draw:frame draw:style-name="gr5" draw:text-style-name="P1" draw:layer="layout" svg:width="10.827cm" svg:height="1.267cm" svg:x="3.147cm" svg:y="5.953cm">
          <draw:text-box>
            <text:p text:style-name="P1"><text:span text:style-name="T1">:writable-running + :startup</text:span></text:p>
          </draw:text-box>
        </draw:frame>
        <draw:custom-shape draw:style-name="gr2" draw:text-style-name="P2" draw:layer="layout" svg:width="2.225cm" svg:height="0.866cm" svg:x="7.021cm" svg:y="8.2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3.068cm" svg:height="1.441cm" svg:x="9.683cm" svg:y="7.936cm">
          <text:p text:style-name="P3"><text:span text:style-name="T2">&lt;running&gt;</text:span></text:p>
          <draw:enhanced-geometry svg:viewBox="0 0 21600 21600" draw:type="mso-spt202" draw:enhanced-path="M 0 0 L 21600 0 21600 21600 0 21600 0 0 Z N"/>
        </draw:custom-shape>
        <draw:frame draw:style-name="gr8" draw:text-style-name="P5" draw:layer="layout" svg:width="2.979cm" svg:height="0.927cm" svg:x="3.73cm" svg:y="7.518cm">
          <draw:text-box>
            <text:p><text:span text:style-name="T3">edit-config</text:span></text:p>
          </draw:text-box>
        </draw:frame>
        <draw:frame draw:style-name="gr5" draw:text-style-name="P5" draw:layer="layout" svg:width="3.233cm" svg:height="0.927cm" svg:x="3.584cm" svg:y="8.408cm">
          <draw:text-box>
            <text:p><text:span text:style-name="T3">copy-config</text:span></text:p>
          </draw:text-box>
        </draw:frame>
        <draw:custom-shape draw:style-name="gr2" draw:text-style-name="P2" draw:layer="layout" svg:width="2.225cm" svg:height="0.866cm" svg:x="13.895cm" svg:y="8.2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3.233cm" svg:height="0.927cm" svg:x="13.178cm" svg:y="7.222cm">
          <draw:text-box>
            <text:p><text:span text:style-name="T3">copy-config</text:span></text:p>
          </draw:text-box>
        </draw:frame>
        <draw:frame draw:style-name="gr1" draw:text-style-name="P1" draw:layer="layout" svg:width="4.316cm" svg:height="1.267cm" svg:x="3.42cm" svg:y="9.917cm">
          <draw:text-box>
            <text:p text:style-name="P1"><text:span text:style-name="T1">:candidate</text:span></text:p>
          </draw:text-box>
        </draw:frame>
        <draw:custom-shape draw:style-name="gr2" draw:text-style-name="P2" draw:layer="layout" svg:width="2.225cm" svg:height="0.866cm" svg:x="11.374cm" svg:y="12.26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4" draw:layer="layout" svg:width="3.068cm" svg:height="1.532cm" svg:x="13.838cm" svg:y="11.944cm">
          <text:p text:style-name="P3"><text:span text:style-name="T2">&lt;running&gt;</text:span></text:p>
          <draw:enhanced-geometry svg:viewBox="0 0 21600 21600" draw:type="mso-spt202" draw:enhanced-path="M 0 0 L 21600 0 21600 21600 0 21600 0 0 Z N"/>
        </draw:custom-shape>
        <draw:custom-shape draw:style-name="gr10" draw:text-style-name="P4" draw:layer="layout" svg:width="3.068cm" svg:height="1.441cm" svg:x="19.179cm" svg:y="16.171cm">
          <text:p text:style-name="P3"><text:span text:style-name="T2">&lt;startup&gt;</text:span></text:p>
          <draw:enhanced-geometry svg:viewBox="0 0 21600 21600" draw:type="mso-spt202" draw:enhanced-path="M 0 0 L 21600 0 21600 21600 0 21600 0 0 Z N"/>
        </draw:custom-shape>
        <draw:frame draw:style-name="gr11" draw:text-style-name="P5" draw:layer="layout" svg:width="2.979cm" svg:height="0.927cm" svg:x="3.534cm" svg:y="11.399cm">
          <draw:text-box>
            <text:p><text:span text:style-name="T3">edit-config</text:span></text:p>
          </draw:text-box>
        </draw:frame>
        <draw:frame draw:style-name="gr6" draw:text-style-name="P5" draw:layer="layout" svg:width="3.233cm" svg:height="0.927cm" svg:x="3.61cm" svg:y="12.861cm">
          <draw:text-box>
            <text:p><text:span text:style-name="T3">copy-config</text:span></text:p>
          </draw:text-box>
        </draw:frame>
        <draw:frame draw:style-name="gr5" draw:text-style-name="P6" draw:layer="layout" svg:width="5.607cm" svg:height="1.013cm" svg:x="17.209cm" svg:y="12.093cm">
          <draw:text-box>
            <text:p text:style-name="P6"><text:span text:style-name="T4">Automatic NV-save</text:span></text:p>
          </draw:text-box>
        </draw:frame>
        <draw:frame draw:style-name="gr5" draw:text-style-name="P1" draw:layer="layout" svg:width="8.143cm" svg:height="1.267cm" svg:x="3.048cm" svg:y="13.843cm">
          <draw:text-box>
            <text:p text:style-name="P1"><text:span text:style-name="T1">:candidate + :startup</text:span></text:p>
          </draw:text-box>
        </draw:frame>
        <draw:custom-shape draw:style-name="gr12" draw:text-style-name="P4" draw:layer="layout" svg:width="3.068cm" svg:height="1.558cm" svg:x="13.342cm" svg:y="15.974cm">
          <text:p text:style-name="P3"><text:span text:style-name="T2">&lt;running&gt;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.225cm" svg:height="0.866cm" svg:x="16.738cm" svg:y="16.3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3.233cm" svg:height="0.927cm" svg:x="16.12cm" svg:y="15.063cm">
          <draw:text-box>
            <text:p><text:span text:style-name="T3">copy-config</text:span></text:p>
          </draw:text-box>
        </draw:frame>
        <draw:custom-shape draw:style-name="gr13" draw:text-style-name="P4" draw:layer="layout" svg:width="3.555cm" svg:height="1.586cm" svg:x="7.591cm" svg:y="11.941cm">
          <text:p text:style-name="P3"><text:span text:style-name="T2">&lt;candidate&gt;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.225cm" svg:height="0.866cm" svg:x="5.092cm" svg:y="12.2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2.225cm" svg:height="0.866cm" svg:x="10.88cm" svg:y="16.3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5" draw:layer="layout" svg:width="2.979cm" svg:height="0.927cm" svg:x="3.312cm" svg:y="15.504cm">
          <draw:text-box>
            <text:p><text:span text:style-name="T3">edit-config</text:span></text:p>
          </draw:text-box>
        </draw:frame>
        <draw:frame draw:style-name="gr6" draw:text-style-name="P5" draw:layer="layout" svg:width="3.233cm" svg:height="0.927cm" svg:x="3.116cm" svg:y="16.917cm">
          <draw:text-box>
            <text:p><text:span text:style-name="T3">copy-config</text:span></text:p>
          </draw:text-box>
        </draw:frame>
        <draw:custom-shape draw:style-name="gr14" draw:text-style-name="P4" draw:layer="layout" svg:width="3.555cm" svg:height="1.586cm" svg:x="7.097cm" svg:y="15.997cm">
          <text:p text:style-name="P3"><text:span text:style-name="T2">&lt;candidate&gt;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2.225cm" svg:height="0.866cm" svg:x="4.598cm" svg:y="16.2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layer="layout" svg:width="12.885cm" svg:height="9.662cm" svg:x="3.259cm" svg:y="1.936cm" draw:page-number="1"/>
          <draw:frame presentation:style-name="pr1" draw:layer="layout" svg:width="14.225cm" svg:height="11.868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2cm" fo:padding-bottom="0.132cm" fo:padding-left="0.26cm" fo:padding-right="0.26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99cm" svg:height="6.149cm" svg:x="1cm" svg:y="2.414cm"/>
      <draw:page-thumbnail draw:layer="backgroundobjects" svg:width="8.199cm" svg:height="6.149cm" svg:x="1cm" svg:y="9.814cm"/>
      <draw:page-thumbnail draw:layer="backgroundobjects" svg:width="8.199cm" svg:height="6.149cm" svg:x="1cm" svg:y="17.214cm"/>
      <draw:page-thumbnail draw:layer="backgroundobjects" svg:width="8.199cm" svg:height="6.149cm" svg:x="10.2cm" svg:y="2.414cm"/>
      <draw:page-thumbnail draw:layer="backgroundobjects" svg:width="8.199cm" svg:height="6.149cm" svg:x="10.2cm" svg:y="9.814cm"/>
      <draw:page-thumbnail draw:layer="backgroundobjects" svg:width="8.199cm" svg:height="6.149cm" svg:x="10.2cm" svg:y="17.214cm" draw:page-number="1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frame presentation:style-name="Default-outline1" draw:layer="backgroundobjects" svg:width="19.896cm" svg:height="12.573cm" svg:x="2.832cm" svg:y="3.689cm" presentation:class="outline" presentation:placeholder="true">
        <draw:text-box/>
      </draw:frame>
      <presentation:notes style:page-layout-name="PM0">
        <draw:rect draw:style-name="Mgr4" draw:text-style-name="MP5" draw:layer="backgroundobjects" svg:width="19.4cm" svg:height="25.78cm" svg:x="0cm" svg:y="0cm">
          <text:p/>
        </draw:rect>
        <draw:frame presentation:style-name="Mpr2" draw:text-style-name="MP6" draw:layer="backgroundobjects" svg:width="8.409cm" svg:height="1.293cm" svg:x="-0.001cm" svg:y="-0.004cm" presentation:class="header">
          <draw:text-box>
            <text:p text:style-name="MP6"><text:span text:style-name="MT3"><presentation:header/></text:span></text:p>
          </draw:text-box>
        </draw:frame>
        <draw:frame presentation:style-name="Mpr2" draw:text-style-name="MP7" draw:layer="backgroundobjects" svg:width="8.41cm" svg:height="1.293cm" svg:x="10.993cm" svg:y="-0.004cm" presentation:class="date-time">
          <draw:text-box>
            <text:p text:style-name="MP7"><text:span text:style-name="MT3"><presentation:date-time/></text:span></text:p>
          </draw:text-box>
        </draw:frame>
        <draw:frame presentation:style-name="Mpr3" draw:text-style-name="MP6" draw:layer="backgroundobjects" svg:width="8.409cm" svg:height="1.293cm" svg:x="-0.001cm" svg:y="24.491cm" presentation:class="footer">
          <draw:text-box>
            <text:p text:style-name="MP6"><text:span text:style-name="MT3"><presentation:footer/></text:span></text:p>
          </draw:text-box>
        </draw:frame>
        <draw:frame presentation:style-name="Mpr3" draw:text-style-name="MP7" draw:layer="backgroundobjects" svg:width="8.41cm" svg:height="1.293cm" svg:x="10.993cm" svg:y="24.491cm" presentation:class="page-number">
          <draw:text-box>
            <text:p text:style-name="MP7"><text:span text:style-name="MT3"><text:page-number>1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5" draw:text-style-name="MP3" draw:layer="backgroundobjects" svg:width="2.774cm" svg:height="0.82cm" svg:x="17.264cm" svg:y="24.685cm">
          <text:p text:style-name="MP8"><text:span text:style-name="MT4"><text:page-number>1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NETCONF Agenda</dc:title>
    <meta:initial-creator>ABB</meta:initial-creator>
    <meta:creation-date>1996-03-04T22:05:50</meta:creation-date>
    <dc:date>2009-07-29T09:10:53</dc:date>
    <meta:print-date>2000-12-09T21:37:10</meta:print-date>
    <meta:editing-cycles>609</meta:editing-cycles>
    <meta:editing-duration>PT202H33M30S</meta:editing-duration>
    <meta:generator>OpenOffice.org/3.0$Unix OpenOffice.org_project/300m15$Build-9379</meta:generator>
    <dc:creator>Andy Bierman</dc:creator>
    <meta:document-statistic meta:object-count="56"/>
    <meta:user-defined meta:name="Info 1"/>
    <meta:user-defined meta:name="Info 2"/>
    <meta:user-defined meta:name="Info 3"/>
    <meta:user-defined meta:name="Info 4"/>
  </office:meta>
</office:document-meta>
</file>